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8cd0f6" draw:textarea-horizontal-align="justify" draw:textarea-vertical-align="middle" draw:auto-grow-height="false" fo:min-height="1.836cm" fo:min-width="8.686cm" fo:padding-top="0.165cm" fo:padding-bottom="0.165cm" fo:padding-left="0.29cm" fo:padding-right="0.29cm" draw:shadow="hidden" draw:shadow-offset-x="0cm" draw:shadow-offset-y="0.071cm"/>
    </style:style>
    <style:style style:name="gr2" style:family="graphic" style:parent-style-name="standard">
      <style:graphic-properties draw:stroke="solid" draw:stroke-dash="Fine_20_Dashe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81cm" svg:stroke-color="#000000" draw:marker-start-width="0.322cm" draw:marker-end-width="0.322cm" draw:fill="solid" draw:fill-color="#df6b76" draw:textarea-horizontal-align="justify" draw:textarea-vertical-align="middle" draw:auto-grow-height="false" fo:min-height="0.572cm" fo:min-width="6.622cm" fo:padding-top="0.166cm" fo:padding-bottom="0.166cm" fo:padding-left="0.291cm" fo:padding-right="0.291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84cm" fo:min-width="2.634cm" fo:padding-top="0.151cm" fo:padding-bottom="0.151cm" fo:padding-left="0.276cm" fo:padding-right="0.276cm"/>
    </style:style>
    <style:style style:name="gr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1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92e285" draw:textarea-horizontal-align="justify" draw:textarea-vertical-align="middle" draw:auto-grow-height="false" fo:min-height="0.484cm" fo:min-width="3.534cm" fo:padding-top="0.165cm" fo:padding-bottom="0.165cm" fo:padding-left="0.29cm" fo:padding-right="0.29cm" draw:shadow="hidden" draw:shadow-offset-x="0cm" draw:shadow-offset-y="0.071cm"/>
    </style:style>
    <style:style style:name="gr1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782cm" fo:min-width="2.532cm" fo:padding-top="0.151cm" fo:padding-bottom="0.151cm" fo:padding-left="0.276cm" fo:padding-right="0.276cm"/>
    </style:style>
    <style:style style:name="gr1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1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2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2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2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2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3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8cd0f6"/>
      <style:paragraph-properties fo:text-align="center"/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P3" style:family="paragraph">
      <loext:graphic-properties draw:fill="solid" draw:fill-color="#df6b76"/>
      <style:paragraph-properties fo:text-align="center"/>
      <style:text-properties style:font-name="Times New Roman"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ae1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1cm" fo:margin-bottom="0.1cm" fo:line-height="100%" fo:text-align="center" fo:text-indent="0cm"/>
    </style:style>
    <style:style style:name="P7" style:family="paragraph">
      <loext:graphic-properties draw:fill="solid" draw:fill-color="#fae180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2e285"/>
      <style:paragraph-properties fo:text-align="center"/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" style:family="paragraph">
      <loext:graphic-properties draw:fill="solid" draw:fill-color="#faeb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9.5cm" svg:height="2.4cm" svg:x="5.5cm" svg:y="1.4cm">
          <text:p text:style-name="P1"><text:span text:style-name="T1">Projeto: Ficha Lim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175cm" svg:y1="5.7cm" svg:x2="11.7cm" svg:y2="5.699cm" svg:d="M10175 5700h763v-1h762" svg:viewBox="0 0 1526 2">
          <text:p/>
        </draw:connector>
        <draw:custom-shape draw:style-name="gr3" draw:text-style-name="P3" draw:layer="layout" svg:width="7.3cm" svg:height="1cm" svg:x="11.6cm" svg:y="5.2cm">
          <text:p text:style-name="P1"><text:span text:style-name="T2">Monitor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2cm" svg:y1="6.2cm" svg:x2="12.201cm" svg:y2="9.277cm" svg:d="M12200 6200v1539h1v1538" svg:viewBox="0 0 2 3078">
          <text:p/>
        </draw:connector>
        <draw:connector draw:style-name="gr2" draw:text-style-name="P1" draw:layer="layout" svg:x1="12.2cm" svg:y1="7.2cm" svg:x2="13.548cm" svg:y2="7.2cm" svg:d="M12200 7200h1348" svg:viewBox="0 0 1349 1">
          <text:p/>
        </draw:connector>
        <draw:custom-shape draw:style-name="gr5" draw:text-style-name="P5" draw:layer="layout" svg:width="3.3cm" svg:height="0.9cm" svg:x="12.8cm" svg:y="6.7cm">
          <text:p text:style-name="P4"><text:span text:style-name="T3">Relatório da Reunião</text:span></text:p>
          <text:p text:style-name="P4"><text:span text:style-name="T3"><text:s/></text:span><text:span text:style-name="T3">de 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2cm" svg:y1="8.4cm" svg:x2="13.548cm" svg:y2="8.4cm" svg:d="M12200 8400h1348" svg:viewBox="0 0 1349 1">
          <text:p/>
        </draw:connector>
        <draw:connector draw:style-name="gr4" draw:text-style-name="P1" draw:layer="layout" svg:x1="12.2cm" svg:y1="9.123cm" svg:x2="12.201cm" svg:y2="12.2cm" svg:d="M12200 9123v1539h1v1538" svg:viewBox="0 0 2 3078">
          <text:p/>
        </draw:connector>
        <draw:custom-shape draw:style-name="gr6" draw:text-style-name="P7" draw:layer="layout" svg:width="3.3cm" svg:height="0.9cm" svg:x="12.8cm" svg:y="7.9cm">
          <text:p text:style-name="P6"><text:span text:style-name="T3"/></text:p>
          <text:p text:style-name="P4"><text:span text:style-name="T3">Relatório da </text:span></text:p>
          <text:p text:style-name="P4"><text:span text:style-name="T3">Reunião 2</text:span></text:p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2cm" svg:y1="9.597cm" svg:x2="13.451cm" svg:y2="9.6cm" svg:d="M12200 9597h626v3h625" svg:viewBox="0 0 1252 4">
          <text:p/>
        </draw:connector>
        <draw:custom-shape draw:style-name="gr7" draw:text-style-name="P5" draw:layer="layout" svg:width="3.3cm" svg:height="0.9cm" svg:x="12.8cm" svg:y="9.1cm">
          <text:p text:style-name="P4"><text:span text:style-name="T3">Relatório da </text:span></text:p>
          <text:p text:style-name="P4"><text:span text:style-name="T3">Reunião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2cm" svg:y1="10.8cm" svg:x2="13.548cm" svg:y2="10.8cm" svg:d="M12200 10800h1348" svg:viewBox="0 0 1349 1">
          <text:p/>
        </draw:connector>
        <draw:custom-shape draw:style-name="gr8" draw:text-style-name="P5" draw:layer="layout" svg:width="3.3cm" svg:height="0.9cm" svg:x="12.8cm" svg:y="10.3cm">
          <text:p text:style-name="P4"><text:span text:style-name="T3">Relatório da </text:span></text:p>
          <text:p text:style-name="P4"><text:span text:style-name="T3">Reunião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2cm" svg:y1="12cm" svg:x2="13.548cm" svg:y2="12cm" svg:d="M12200 12000h1348" svg:viewBox="0 0 1349 1">
          <text:p/>
        </draw:connector>
        <draw:custom-shape draw:style-name="gr9" draw:text-style-name="P5" draw:layer="layout" svg:width="3.3cm" svg:height="0.9cm" svg:x="12.8cm" svg:y="11.5cm">
          <text:p text:style-name="P4"><text:span text:style-name="T3">Relatório da </text:span></text:p>
          <text:p text:style-name="P4"><text:span text:style-name="T3">Reunião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xml:id="id1" draw:id="id1" draw:layer="layout" svg:x1="12.2cm" svg:y1="10.123cm" svg:x2="12.201cm" svg:y2="13.2cm" svg:d="M12200 10123v1539h1v1538" svg:viewBox="0 0 2 3078">
          <text:p/>
        </draw:connector>
        <draw:connector draw:style-name="gr2" draw:text-style-name="P1" draw:layer="layout" svg:x1="12.201cm" svg:y1="13.2cm" svg:x2="13.501cm" svg:y2="13.2cm" draw:start-shape="id1" draw:start-glue-point="3" svg:d="M12201 13200h1300" svg:viewBox="0 0 1301 1">
          <text:p/>
        </draw:connector>
        <draw:custom-shape draw:style-name="gr10" draw:text-style-name="P5" draw:layer="layout" svg:width="3.3cm" svg:height="0.9cm" svg:x="12.8cm" svg:y="12.7cm">
          <text:p text:style-name="P4"><text:span text:style-name="T3">Relatório da </text:span></text:p>
          <text:p text:style-name="P4"><text:span text:style-name="T3">Reunião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0.2cm" svg:y1="3.8cm" svg:x2="10.2cm" svg:y2="15.1cm">
          <text:p/>
        </draw:line>
        <draw:line draw:style-name="gr11" draw:text-style-name="P8" draw:layer="layout" svg:x1="3.5cm" svg:y1="15.1cm" svg:x2="17.4cm" svg:y2="15.1cm">
          <text:p/>
        </draw:line>
        <draw:line draw:style-name="gr11" draw:text-style-name="P8" draw:layer="layout" svg:x1="3.5cm" svg:y1="15.1cm" svg:x2="3.5cm" svg:y2="15.8cm">
          <text:p/>
        </draw:line>
        <draw:custom-shape draw:style-name="gr12" draw:text-style-name="P9" draw:layer="layout" svg:width="4.2cm" svg:height="0.9cm" svg:x="1.5cm" svg:y="15.8cm">
          <text:p text:style-name="P1"><text:span text:style-name="T4">Planej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2cm" svg:height="0.9cm" svg:x="15.4cm" svg:y="15.8cm">
          <text:p text:style-name="P1"><text:span text:style-name="T4">Encerr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2cm" svg:height="0.9cm" svg:x="10.8cm" svg:y="15.8cm">
          <text:p text:style-name="P1"><text:span text:style-name="T4">Constr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2cm" svg:height="0.9cm" svg:x="6.1cm" svg:y="15.8cm">
          <text:p text:style-name="P1"><text:span text:style-name="T4">Elabo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8.2cm" svg:y1="15.1cm" svg:x2="8.2cm" svg:y2="15.8cm">
          <text:p/>
        </draw:line>
        <draw:line draw:style-name="gr11" draw:text-style-name="P8" draw:layer="layout" svg:x1="12.9cm" svg:y1="15.1cm" svg:x2="12.9cm" svg:y2="15.8cm">
          <text:p/>
        </draw:line>
        <draw:line draw:style-name="gr11" draw:text-style-name="P8" draw:layer="layout" svg:x1="17.4cm" svg:y1="15.1cm" svg:x2="17.4cm" svg:y2="15.8cm">
          <text:p/>
        </draw:line>
        <draw:line draw:style-name="gr11" draw:text-style-name="P8" draw:layer="layout" svg:x1="1.8cm" svg:y1="16.7cm" svg:x2="1.8cm" svg:y2="20.9cm">
          <text:p/>
        </draw:line>
        <draw:line draw:style-name="gr11" draw:text-style-name="P8" draw:layer="layout" svg:x1="11.1cm" svg:y1="16.7cm" svg:x2="11.1cm" svg:y2="20.9cm">
          <text:p/>
        </draw:line>
        <draw:line draw:style-name="gr11" draw:text-style-name="P8" draw:layer="layout" svg:x1="6.4cm" svg:y1="16.7cm" svg:x2="6.4cm" svg:y2="20.1cm">
          <text:p/>
        </draw:line>
        <draw:line draw:style-name="gr11" draw:text-style-name="P8" draw:layer="layout" svg:x1="1.8cm" svg:y1="17.7cm" svg:x2="2.4cm" svg:y2="17.7cm">
          <text:p/>
        </draw:line>
        <draw:line draw:style-name="gr11" draw:text-style-name="P8" draw:layer="layout" svg:x1="15.7cm" svg:y1="16.7cm" svg:x2="15.7cm" svg:y2="20.1cm">
          <text:p/>
        </draw:line>
        <draw:custom-shape draw:style-name="gr13" draw:text-style-name="P5" draw:layer="layout" svg:width="3.2cm" svg:height="0.8cm" svg:x="2.3cm" svg:y="17.3cm">
          <text:p text:style-name="P4"><text:span text:style-name="T3">1. Termo de 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.8cm" svg:y1="18.9cm" svg:x2="2.4cm" svg:y2="18.9cm">
          <text:p/>
        </draw:line>
        <draw:line draw:style-name="gr11" draw:text-style-name="P8" draw:layer="layout" svg:x1="1.8cm" svg:y1="20.1cm" svg:x2="2.4cm" svg:y2="20.1cm">
          <text:p/>
        </draw:line>
        <draw:line draw:style-name="gr11" draw:text-style-name="P8" draw:layer="layout" svg:x1="1.8cm" svg:y1="21.3cm" svg:x2="2.4cm" svg:y2="21.3cm">
          <text:p/>
        </draw:line>
        <draw:custom-shape draw:style-name="gr14" draw:text-style-name="P5" draw:layer="layout" svg:width="3.2cm" svg:height="0.8cm" svg:x="2.301cm" svg:y="18.501cm">
          <text:p text:style-name="P4"><text:span text:style-name="T3">2. Esco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3.2cm" svg:height="0.8cm" svg:x="2.302cm" svg:y="19.702cm">
          <text:p text:style-name="P4"><text:span text:style-name="T3">3. Cron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2cm" svg:height="0.8cm" svg:x="2.303cm" svg:y="20.903cm">
          <text:p text:style-name="P4"><text:span text:style-name="T3">4. Reunião de </text:span></text:p>
          <text:p text:style-name="P4"><text:span text:style-name="T3">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.8cm" svg:y1="20.8cm" svg:x2="1.8cm" svg:y2="21.3cm">
          <text:p/>
        </draw:line>
        <draw:custom-shape draw:style-name="gr17" draw:text-style-name="P5" draw:layer="layout" svg:width="3.2cm" svg:height="0.8cm" svg:x="7cm" svg:y="17.3cm">
          <text:p text:style-name="P4"><text:span text:style-name="T3">1. Análise de</text:span></text:p>
          <text:p text:style-name="P4"><text:span text:style-name="T3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3.2cm" svg:height="1.2cm" svg:x="11.7cm" svg:y="17.3cm">
          <text:p text:style-name="P4"><text:span text:style-name="T3">1. Preparação do </text:span></text:p>
          <text:p text:style-name="P4"><text:span text:style-name="T3">Ambiente de</text:span></text:p>
          <text:p text:style-name="P4"><text:span text:style-name="T3">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3.2cm" svg:height="0.8cm" svg:x="16.3cm" svg:y="17.3cm">
          <text:p text:style-name="P4"><text:span text:style-name="T3">1. Relatóri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6.4cm" svg:y1="17.7cm" svg:x2="7cm" svg:y2="17.7cm">
          <text:p/>
        </draw:line>
        <draw:line draw:style-name="gr11" draw:text-style-name="P8" draw:layer="layout" svg:x1="11.1cm" svg:y1="17.9cm" svg:x2="11.7cm" svg:y2="17.9cm">
          <text:p/>
        </draw:line>
        <draw:line draw:style-name="gr11" draw:text-style-name="P8" draw:layer="layout" svg:x1="15.7cm" svg:y1="17.7cm" svg:x2="16.3cm" svg:y2="17.7cm">
          <text:p/>
        </draw:line>
        <draw:custom-shape draw:style-name="gr20" draw:text-style-name="P5" draw:layer="layout" svg:width="3.2cm" svg:height="0.8cm" svg:x="7cm" svg:y="18.5cm">
          <text:p text:style-name="P4"><text:span text:style-name="T3">2. Documentação</text:span></text:p>
          <text:p text:style-name="P4"><text:span text:style-name="T3">de 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3.2cm" svg:height="0.8cm" svg:x="11.7cm" svg:y="18.8cm">
          <text:p text:style-name="P4"><text:span text:style-name="T3">2. 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3.2cm" svg:height="0.8cm" svg:x="16.3cm" svg:y="18.5cm">
          <text:p text:style-name="P4"><text:span text:style-name="T3">2. Feedback do</text:span></text:p>
          <text:p text:style-name="P4"><text:span text:style-name="T3">Público alvo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6.4cm" svg:y1="18.9cm" svg:x2="7cm" svg:y2="18.9cm">
          <text:p/>
        </draw:line>
        <draw:line draw:style-name="gr11" draw:text-style-name="P8" draw:layer="layout" svg:x1="6.4cm" svg:y1="20.1cm" svg:x2="7.2cm" svg:y2="20.1cm">
          <text:p/>
        </draw:line>
        <draw:custom-shape draw:style-name="gr23" draw:text-style-name="P5" draw:layer="layout" svg:width="3.2cm" svg:height="0.8cm" svg:x="7cm" svg:y="19.7cm">
          <text:p text:style-name="P4"><text:span text:style-name="T3">3. Validação de </text:span></text:p>
          <text:p text:style-name="P4"><text:span text:style-name="T3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1.1cm" svg:y1="19.2cm" svg:x2="11.7cm" svg:y2="19.2cm">
          <text:p/>
        </draw:line>
        <draw:line draw:style-name="gr11" draw:text-style-name="P8" draw:layer="layout" svg:x1="11.1cm" svg:y1="20.9cm" svg:x2="11.1cm" svg:y2="27.3cm">
          <text:p/>
        </draw:line>
        <draw:line draw:style-name="gr11" draw:text-style-name="P8" draw:layer="layout" svg:x1="12cm" svg:y1="19.6cm" svg:x2="12cm" svg:y2="23.7cm">
          <text:p/>
        </draw:line>
        <draw:line draw:style-name="gr11" draw:text-style-name="P8" draw:layer="layout" svg:x1="12cm" svg:y1="20.5cm" svg:x2="12.6cm" svg:y2="20.5cm">
          <text:p/>
        </draw:line>
        <draw:custom-shape draw:style-name="gr24" draw:text-style-name="P10" draw:layer="layout" svg:width="2.6cm" svg:height="1.4cm" svg:x="12.6cm" svg:y="19.8cm">
          <text:p text:style-name="P4"><text:span text:style-name="T3">2.1. Construção: </text:span></text:p>
          <text:p text:style-name="P4"><text:span text:style-name="T3">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2.6cm" svg:height="1.4cm" svg:x="12.6cm" svg:y="21.4cm">
          <text:p text:style-name="P4"><text:span text:style-name="T3">2.1. Construção: </text:span></text:p>
          <text:p text:style-name="P4"><text:span text:style-name="T3">Lado do 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2cm" svg:y1="23.7cm" svg:x2="12.6cm" svg:y2="23.7cm">
          <text:p/>
        </draw:line>
        <draw:custom-shape draw:style-name="gr26" draw:text-style-name="P10" draw:layer="layout" svg:width="2.6cm" svg:height="1.4cm" svg:x="12.6cm" svg:y="23cm">
          <text:p text:style-name="P4"><text:span text:style-name="T3">2.1. Construção: </text:span></text:p>
          <text:p text:style-name="P4"><text:span text:style-name="T3">Lado do 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2cm" svg:y1="22.1cm" svg:x2="12.6cm" svg:y2="22.1cm">
          <text:p/>
        </draw:line>
        <draw:custom-shape draw:style-name="gr27" draw:text-style-name="P5" draw:layer="layout" svg:width="3.2cm" svg:height="0.8cm" svg:x="11.7cm" svg:y="24.7cm">
          <text:p text:style-name="P4"><text:span text:style-name="T3">3. Teste</text:span><text:span text:style-name="T3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3.2cm" svg:height="0.8cm" svg:x="11.701cm" svg:y="25.801cm">
          <text:p text:style-name="P4"><text:span text:style-name="T3">4. Validação do</text:span></text:p>
          <text:p text:style-name="P4"><text:span text:style-name="T3">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3.2cm" svg:height="0.8cm" svg:x="11.702cm" svg:y="26.902cm">
          <text:p text:style-name="P4"><text:span text:style-name="T3">5. Implement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1.1cm" svg:y1="27.3cm" svg:x2="11.7cm" svg:y2="27.3cm">
          <text:p/>
        </draw:line>
        <draw:line draw:style-name="gr11" draw:text-style-name="P8" draw:layer="layout" svg:x1="11.1cm" svg:y1="26.2cm" svg:x2="11.7cm" svg:y2="26.2cm">
          <text:p/>
        </draw:line>
        <draw:line draw:style-name="gr11" draw:text-style-name="P8" draw:layer="layout" svg:x1="11.1cm" svg:y1="25.1cm" svg:x2="11.7cm" svg:y2="25.1cm">
          <text:p/>
        </draw:line>
        <draw:line draw:style-name="gr11" draw:text-style-name="P8" draw:layer="layout" svg:x1="15.7cm" svg:y1="18.9cm" svg:x2="16.3cm" svg:y2="18.9cm">
          <text:p/>
        </draw:line>
        <draw:custom-shape draw:style-name="gr30" draw:text-style-name="P5" draw:layer="layout" svg:width="3.2cm" svg:height="0.8cm" svg:x="16.301cm" svg:y="19.701cm">
          <text:p text:style-name="P4"><text:span text:style-name="T3">3. Validação do </text:span></text:p>
          <text:p text:style-name="P4"><text:span text:style-name="T3">Produto Final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5.7cm" svg:y1="20.1cm" svg:x2="16.3cm" svg:y2="2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5:11:05.201000000</meta:creation-date>
    <dc:date>2018-03-28T21:37:32.920000000</dc:date>
    <meta:editing-duration>PT46M9S</meta:editing-duration>
    <meta:editing-cycles>8</meta:editing-cycles>
    <meta:generator>LibreOffice/6.0.2.1$Windows_X86_64 LibreOffice_project/f7f06a8f319e4b62f9bc5095aa112a65d2f3ac89</meta:generator>
    <meta:document-statistic meta:object-count="71"/>
  </office:meta>
</office:document-meta>
</file>